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0.993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3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7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62cm" svg:y1="2.54cm" svg:x2="7.62cm" svg:y2="15.24cm">
          <text:p/>
        </draw:line>
        <draw:line draw:style-name="gr1" draw:text-style-name="P1" draw:layer="layout" svg:x1="10.16cm" svg:y1="2.54cm" svg:x2="10.16cm" svg:y2="15.24cm">
          <text:p/>
        </draw:line>
        <draw:line draw:style-name="gr1" draw:text-style-name="P1" draw:layer="layout" svg:x1="12.7cm" svg:y1="2.54cm" svg:x2="12.7cm" svg:y2="15.24cm">
          <text:p/>
        </draw:line>
        <draw:line draw:style-name="gr2" draw:text-style-name="P1" draw:layer="layout" svg:x1="15.24cm" svg:y1="2.54cm" svg:x2="15.24cm" svg:y2="15.24cm">
          <text:p text:style-name="P1"><text:s/></text:p>
        </draw:line>
        <draw:line draw:style-name="gr1" draw:text-style-name="P1" draw:layer="layout" svg:x1="17.78cm" svg:y1="2.54cm" svg:x2="17.78cm" svg:y2="15.24cm">
          <text:p/>
        </draw:line>
        <draw:line draw:style-name="gr1" draw:text-style-name="P1" draw:layer="layout" svg:x1="20.32cm" svg:y1="2.54cm" svg:x2="20.32cm" svg:y2="15.24cm">
          <text:p/>
        </draw:line>
        <draw:line draw:style-name="gr1" draw:text-style-name="P1" draw:layer="layout" svg:x1="7.62cm" svg:y1="2.54cm" svg:x2="20.32cm" svg:y2="2.54cm">
          <text:p/>
        </draw:line>
        <draw:line draw:style-name="gr1" draw:text-style-name="P1" draw:layer="layout" svg:x1="7.62cm" svg:y1="5.08cm" svg:x2="20.32cm" svg:y2="5.08cm">
          <text:p/>
        </draw:line>
        <draw:line draw:style-name="gr1" draw:text-style-name="P1" draw:layer="layout" svg:x1="7.62cm" svg:y1="7.62cm" svg:x2="20.32cm" svg:y2="7.62cm">
          <text:p/>
        </draw:line>
        <draw:line draw:style-name="gr1" draw:text-style-name="P1" draw:layer="layout" svg:x1="7.62cm" svg:y1="10.16cm" svg:x2="20.32cm" svg:y2="10.16cm">
          <text:p/>
        </draw:line>
        <draw:line draw:style-name="gr1" draw:text-style-name="P1" draw:layer="layout" svg:x1="7.62cm" svg:y1="12.7cm" svg:x2="20.32cm" svg:y2="12.7cm">
          <text:p/>
        </draw:line>
        <draw:line draw:style-name="gr1" draw:text-style-name="P1" draw:layer="layout" svg:x1="7.62cm" svg:y1="15.24cm" svg:x2="20.32cm" svg:y2="15.24cm">
          <text:p/>
        </draw:line>
        <draw:frame draw:style-name="gr3" draw:text-style-name="P2" draw:layer="layout" svg:width="1.493cm" svg:height="1.119cm" svg:x="12.985cm" svg:y="8.382cm">
          <draw:text-box>
            <text:p><text:span text:style-name="T1">r,c</text:span></text:p>
          </draw:text-box>
        </draw:frame>
        <draw:line draw:style-name="gr4" draw:text-style-name="P1" draw:layer="layout" svg:x1="17.526cm" svg:y1="1.524cm" svg:x2="19.304cm" svg:y2="1.524cm">
          <text:p/>
        </draw:line>
        <draw:line draw:style-name="gr4" draw:text-style-name="P1" draw:layer="layout" svg:x1="15.748cm" svg:y1="1.524cm" svg:x2="13.97cm" svg:y2="1.524cm">
          <text:p/>
        </draw:line>
        <draw:frame draw:style-name="gr5" draw:text-style-name="P2" draw:layer="layout" svg:width="2.377cm" svg:height="1.119cm" svg:x="15.494cm" svg:y="0.913cm">
          <draw:text-box>
            <text:p><text:span text:style-name="T1">wp=2</text:span></text:p>
          </draw:text-box>
        </draw:frame>
        <draw:line draw:style-name="gr4" draw:text-style-name="P1" draw:layer="layout" svg:x1="6.604cm" svg:y1="5.334cm" svg:x2="6.604cm" svg:y2="3.556cm">
          <text:p/>
        </draw:line>
        <draw:line draw:style-name="gr4" draw:text-style-name="P1" draw:layer="layout" svg:x1="6.604cm" svg:y1="6.858cm" svg:x2="6.604cm" svg:y2="8.636cm">
          <text:p/>
        </draw:line>
        <draw:frame draw:style-name="gr6" draw:text-style-name="P2" draw:layer="layout" svg:width="2.25cm" svg:height="1.119cm" svg:x="5.42cm" svg:y="5.739cm">
          <draw:text-box>
            <text:p><text:span text:style-name="T1">hp=2</text:span></text:p>
          </draw:text-box>
        </draw:frame>
        <draw:frame draw:style-name="gr7" draw:text-style-name="P2" draw:layer="layout" svg:width="2.183cm" svg:height="1.119cm" svg:x="10.246cm" svg:y="8.533cm">
          <draw:text-box>
            <text:p><text:span text:style-name="T1">r,c-1</text:span></text:p>
          </draw:text-box>
        </draw:frame>
        <draw:frame draw:style-name="gr8" draw:text-style-name="P2" draw:layer="layout" svg:width="2.496cm" svg:height="2.855cm" svg:x="7.664cm" svg:y="2.794cm">
          <draw:text-box>
            <text:p><text:span text:style-name="T1">r-hp</text:span></text:p>
            <text:p><text:span text:style-name="T1">c-wp</text:span></text:p>
          </draw:text-box>
        </draw:frame>
        <draw:frame draw:style-name="gr9" draw:text-style-name="P2" draw:layer="layout" svg:width="2.377cm" svg:height="1.119cm" svg:x="12.954cm" svg:y="10.819cm">
          <draw:text-box>
            <text:p><text:span text:style-name="T1">r+1,c</text:span></text:p>
          </draw:text-box>
        </draw:frame>
        <draw:frame draw:style-name="gr8" draw:text-style-name="P2" draw:layer="layout" svg:width="2.54cm" svg:height="2.855cm" svg:x="17.78cm" svg:y="12.7cm">
          <draw:text-box>
            <text:p><text:span text:style-name="T1">r+hp,</text:span></text:p>
            <text:p><text:span text:style-name="T1">c+wp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Jung</meta:initial-creator>
    <meta:creation-date>2019-12-30T09:43:33</meta:creation-date>
    <meta:editing-duration>PT18M43S</meta:editing-duration>
    <meta:editing-cycles>4</meta:editing-cycles>
    <dc:date>2020-01-08T11:06:53</dc:date>
    <dc:creator>Alexander Jung</dc:creator>
    <meta:generator>OpenOffice/4.1.7$Unix OpenOffice.org_project/417m1$Build-9800</meta:generator>
    <meta:document-statistic meta:object-count="46"/>
  </office:meta>
</office:document-meta>
</file>